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46920" officeooo:paragraph-rsid="00146920" style:font-size-asian="16pt" style:font-size-complex="18.25pt"/>
    </style:style>
    <style:style style:name="P2" style:family="paragraph" style:parent-style-name="Standard">
      <style:text-properties fo:font-size="18.25pt" officeooo:rsid="0014c6e7" officeooo:paragraph-rsid="0014c6e7" style:font-size-asian="16pt" style:language-asian="zh" style:country-asian="CN" style:font-size-complex="18.25pt"/>
    </style:style>
    <style:style style:name="P3" style:family="paragraph" style:parent-style-name="Standard">
      <style:text-properties fo:font-size="22pt" officeooo:rsid="0014c6e7" officeooo:paragraph-rsid="00146920" style:font-size-asian="22pt" style:font-size-complex="22pt"/>
    </style:style>
    <style:style style:name="P4" style:family="paragraph" style:parent-style-name="Text_20_body">
      <style:paragraph-properties fo:margin-left="1.349cm" fo:margin-right="0cm" fo:text-indent="-0.635cm" style:auto-text-indent="false"/>
      <style:text-properties fo:font-size="16pt" officeooo:paragraph-rsid="0014c6e7" style:font-size-asian="16pt" style:font-size-complex="16pt"/>
    </style:style>
    <style:style style:name="P5" style:family="paragraph" style:parent-style-name="Text_20_body">
      <style:paragraph-properties fo:margin-left="1.349cm" fo:margin-right="0cm" fo:text-indent="-0.635cm" style:auto-text-indent="false"/>
      <style:text-properties fo:font-size="16pt" officeooo:rsid="0014c6e7" officeooo:paragraph-rsid="0014c6e7" style:font-size-asian="16pt" style:language-asian="zh" style:country-asian="CN" style:font-size-complex="16pt"/>
    </style:style>
    <style:style style:name="P6" style:family="paragraph" style:parent-style-name="Text_20_body">
      <style:paragraph-properties fo:margin-left="1.349cm" fo:margin-right="0cm" fo:text-indent="-0.635cm" style:auto-text-indent="false"/>
      <style:text-properties fo:font-size="16pt" officeooo:rsid="0016a97f" officeooo:paragraph-rsid="0016a97f" style:font-size-asian="16pt" style:language-asian="zh" style:country-asian="CN" style:font-size-complex="16pt"/>
    </style:style>
    <style:style style:name="P7" style:family="paragraph" style:parent-style-name="Text_20_body">
      <style:paragraph-properties fo:margin-left="1.349cm" fo:margin-right="0cm" fo:text-indent="-0.635cm" style:auto-text-indent="false"/>
      <style:text-properties fo:font-size="16pt" officeooo:rsid="0017d79d" officeooo:paragraph-rsid="0017d79d" style:font-size-asian="16pt" style:language-asian="zh" style:country-asian="CN" style:font-size-complex="16pt"/>
    </style:style>
    <style:style style:name="T1" style:family="text">
      <style:text-properties style:font-name="Calibri"/>
    </style:style>
    <style:style style:name="T2" style:family="text">
      <style:text-properties style:font-name-asian="宋体"/>
    </style:style>
    <style:style style:name="T3" style:family="text">
      <style:text-properties officeooo:rsid="00127a50" style:language-asian="zh" style:country-asian="CN"/>
    </style:style>
    <style:style style:name="T4" style:family="text">
      <style:text-properties officeooo:rsid="0016a97f" style:language-asian="zh" style:country-asian="CN"/>
    </style:style>
    <style:style style:name="T5" style:family="text">
      <style:text-properties style:text-position="sub 58%" style:font-name="Calibri" style:language-asian="zh" style:country-asian="CN"/>
    </style:style>
    <style:style style:name="T6" style:family="text">
      <style:text-properties style:text-position="sub 58%" style:language-asian="zh" style:country-asian="CN"/>
    </style:style>
    <style:style style:name="T7" style:family="text">
      <style:text-properties officeooo:rsid="0016a97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.25pt" fo:font-weight="bold" officeooo:rsid="00146920" style:font-weight-asian="bold" style:font-size-complex="18.25pt" style:font-weight-complex="bold"/>
    </style:style>
    <style:style style:name="T10" style:family="text">
      <style:text-properties fo:font-size="18.25pt" fo:font-weight="normal" style:font-weight-asian="normal" style:font-size-complex="18.25pt" style:font-weight-complex="normal"/>
    </style:style>
    <style:style style:name="T11" style:family="text">
      <style:text-properties fo:font-size="18.25pt" fo:font-weight="normal" officeooo:rsid="00146920" style:font-weight-asian="normal" style:font-size-complex="18.25pt" style:font-weight-complex="normal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/></text:p>
      <text:p text:style-name="P1">public class JDBCINSTERT {</text:p>
      <text:p text:style-name="P1"><text:s text:c="3"/>public static void main(String[] args) {</text:p>
      <text:p text:style-name="P1"><text:tab/> <text:s text:c="2"/>//设置oracle数据库的驱动类</text:p>
      <text:p text:style-name="P1"><text:tab/>String driverClass="oracle.jdbc.OracleDriver";</text:p>
      <text:p text:style-name="P1"><text:tab/> <text:s text:c="2"/>//定义连接oracle的url</text:p>
      <text:p text:style-name="P1"><text:tab/>String url = "jdbc:oracle:thin:@192.168.42.71:1521:orcl";</text:p>
      <text:p text:style-name="P1"><text:tab/> <text:s text:c="2"/>//用户名和密码</text:p>
      <text:p text:style-name="P1"><text:tab/>String uresname = "scott";</text:p>
      <text:p text:style-name="P1"><text:tab/>//用户密码</text:p>
      <text:p text:style-name="P1"><text:tab/>String password = "tight";</text:p>
      <text:p text:style-name="P1"><text:tab/>//定义Connection连接</text:p>
      <text:p text:style-name="P1"><text:tab/>Connection conn= null;</text:p>
      <text:p text:style-name="P1"><text:tab/>//定义数据库的sql执行对象</text:p>
      <text:p text:style-name="P1"><text:tab/>Statement stmt =null;</text:p>
      <text:p text:style-name="P1"><text:tab/>//定义要执行的sql</text:p>
      <text:p text:style-name="P1"><text:tab/>String sql="insert into person(id,name,address,birhday)"+</text:p>
      <text:p text:style-name="P1"><text:tab/>"values(person_id.nextval,'张三','北京',to_date('1999-09-09','yyyy-mm-dd'))";</text:p>
      <text:p text:style-name="P1"><text:tab/></text:p>
      <text:p text:style-name="P1"><text:tab/>try {</text:p>
      <text:p text:style-name="P1"><text:tab/><text:tab/></text:p>
      <text:p text:style-name="P1"><text:tab/><text:tab/>//注册数据库的驱动程序</text:p>
      <text:p text:style-name="P1"><text:tab/><text:tab/>Class.forName(driverClass);</text:p>
      <text:p text:style-name="P1"><text:tab/><text:tab/>//获得数据库连接</text:p>
      <text:p text:style-name="P1"><text:tab/> conn=DriverManager.getConnection(url, uresname, password);</text:p>
      <text:p text:style-name="P1"><text:tab/> //创建sql执行对象</text:p>
      <text:p text:style-name="P1"><text:tab/><text:tab/>stmt =conn.createStatement();</text:p>
      <text:p text:style-name="P1"><text:tab/><text:tab/>//执行sql,返回响应条数</text:p>
      <text:p text:style-name="P1"><text:tab/><text:tab/>int count=stmt.executeUpdate(sql);</text:p>
      <text:p text:style-name="P1"><text:tab/><text:tab/>System.out.println("更新条数"+count);</text:p>
      <text:p text:style-name="P1"><text:tab/>} catch (Exception e) {</text:p>
      <text:p text:style-name="P1"><text:tab/><text:tab/>e.printStackTrace();</text:p>
      <text:p text:style-name="P1"><text:soft-page-break/><text:tab/>}finally{</text:p>
      <text:p text:style-name="P1"><text:tab/><text:tab/>try {</text:p>
      <text:p text:style-name="P1"><text:tab/><text:tab/><text:tab/>//关闭资源</text:p>
      <text:p text:style-name="P1"><text:tab/><text:tab/><text:tab/>if(stmt!=null){</text:p>
      <text:p text:style-name="P1"><text:tab/><text:tab/><text:tab/>stmt.close();</text:p>
      <text:p text:style-name="P1"><text:tab/><text:tab/><text:tab/>}</text:p>
      <text:p text:style-name="P1"><text:tab/><text:tab/><text:tab/>if(conn!=null){</text:p>
      <text:p text:style-name="P1"><text:tab/><text:tab/><text:tab/>conn.close();</text:p>
      <text:p text:style-name="P1"><text:tab/><text:tab/><text:tab/>}</text:p>
      <text:p text:style-name="P1"><text:tab/><text:tab/>} catch (SQLException e) {</text:p>
      <text:p text:style-name="P1"><text:tab/><text:tab/><text:tab/>e.printStackTrace();</text:p>
      <text:p text:style-name="P1"><text:tab/><text:tab/>}</text:p>
      <text:p text:style-name="P1"><text:tab/><text:tab/></text:p>
      <text:p text:style-name="P1"><text:tab/>}</text:p>
      <text:p text:style-name="P1"><text:tab/></text:p>
      <text:p text:style-name="P1"><text:tab/> <text:s text:c="2"/></text:p>
      <text:p text:style-name="P1"><text:tab/> <text:s text:c="2"/></text:p>
      <text:p text:style-name="P1"><text:tab/> <text:s text:c="2"/></text:p>
      <text:p text:style-name="P1"><text:tab/> <text:s text:c="2"/></text:p>
      <text:p text:style-name="P1"><text:tab/> <text:s text:c="2"/></text:p>
      <text:p text:style-name="P1">}</text:p>
      <text:p text:style-name="P1">}</text:p>
      <text:p text:style-name="P1"/>
      <text:p text:style-name="P2">步奏：</text:p>
      <text:p text:style-name="P4"><text:span text:style-name="T1">1.</text:span>Class.forName(“oracle.jdbc.OracleDriver”);//<text:span text:style-name="T2">注册驱动</text:span></text:p>
      <text:p text:style-name="P4"><text:span text:style-name="T1">2.</text:span>String url = “<text:span text:style-name="T1">jdbc:oracle:thin:@127.0.0.1:1521:orcl”</text:span>;<text:span text:style-name="T4">设置url</text:span></text:p>
      <text:p text:style-name="P4"><text:span text:style-name="T1">3.</text:span>String username = “scott”;<text:span text:style-name="T3">用户名</text:span></text:p>
      <text:p text:style-name="P4"><text:span text:style-name="T1">4.</text:span>String password = “tiger”;<text:span text:style-name="T3">用户密码</text:span></text:p>
      <text:p text:style-name="P5"><text:span text:style-name="T1">5.</text:span>Connection con = DriverManager.getConnection(url, username, password);<text:span text:style-name="T7">设置Connertion连接</text:span></text:p>
      <text:p text:style-name="P6">6,<text:span text:style-name="T12">Statement <text:s text:c="2"/></text:span><text:span text:style-name="T11">stmt =conn.createStatement();</text:span><text:span text:style-name="T10">获得数据库sql的执行对象</text:span></text:p>
      <text:p text:style-name="P6"><text:span text:style-name="T10">7,</text:span><text:span text:style-name="T11">stmt.executeUpdate(sql);</text:span><text:span text:style-name="T10">执行sql</text:span></text:p>
      <text:p text:style-name="P7"><text:soft-page-break/><text:span text:style-name="T10">8，相关资源的关闭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9M35S</meta:editing-duration>
    <meta:editing-cycles>6</meta:editing-cycles>
    <meta:generator>LibreOffice/5.3.0.3$Windows_X86_64 LibreOffice_project/7074905676c47b82bbcfbea1aeefc84afe1c50e1</meta:generator>
    <dc:date>2018-03-03T13:23:59.071000000</dc:date>
    <meta:document-statistic meta:table-count="0" meta:image-count="0" meta:object-count="0" meta:page-count="3" meta:paragraph-count="62" meta:word-count="249" meta:character-count="1351" meta:non-whitespace-character-count="1187"/>
    <meta:user-defined meta:name="Info 1"/>
    <meta:user-defined meta:name="Info 2"/>
    <meta:user-defined meta:name="Info 3"/>
    <meta:user-defined meta:name="Info 4"/>
  </office:meta>
</office:document-meta>
</file>